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a54c2"/>
    </style:style>
    <style:style style:name="P2" style:family="paragraph" style:parent-style-name="Heading_20_2">
      <style:text-properties officeooo:rsid="000a54c2" officeooo:paragraph-rsid="000a54c2"/>
    </style:style>
    <style:style style:name="P3" style:family="paragraph" style:parent-style-name="Text_20_body">
      <style:paragraph-properties fo:text-align="start" style:justify-single-word="false"/>
      <style:text-properties officeooo:rsid="000c2b2e" officeooo:paragraph-rsid="000c2b2e"/>
    </style:style>
    <style:style style:name="P4" style:family="paragraph" style:parent-style-name="Title">
      <style:text-properties officeooo:rsid="000a54c2" officeooo:paragraph-rsid="000a54c2"/>
    </style:style>
    <style:style style:name="T1" style:family="text">
      <style:text-properties officeooo:rsid="000a54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ata Structures and Algorithms</text:p>
      <text:h text:style-name="P1" text:outline-level="1"><text:span text:style-name="T1">Introduction</text:span></text:h>
      <text:h text:style-name="P2" text:outline-level="2">Notes</text:h>
      <text:p text:style-name="P3">Big O notation, linked lists, stack, queue data structure, tree (binary tree, binary search tree, AVL tree), trie data structure, binary heaps (min heap, max heap), sorting algorithms, recursion, dynamic programming, graph data structur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abriel Rengifo</meta:initial-creator>
    <meta:creation-date>2021-11-18T18:18:15.096932627</meta:creation-date>
    <dc:date>2021-11-18T20:09:25.248249131</dc:date>
    <dc:creator>Gabriel Rengifo</dc:creator>
    <meta:editing-duration>PT1H30M49S</meta:editing-duration>
    <meta:editing-cycles>1</meta:editing-cycles>
    <meta:document-statistic meta:table-count="0" meta:image-count="0" meta:object-count="0" meta:page-count="1" meta:paragraph-count="4" meta:word-count="40" meta:character-count="286" meta:non-whitespace-character-count="249"/>
    <meta:generator>LibreOffice/6.4.7.2$Linux_X86_64 LibreOffice_project/40$Build-2</meta:generator>
  </office:meta>
</office:document-meta>
</file>